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adornments="Regular" style:font-pitch="fixed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IPAゴシック" svg:font-family="IPAゴシック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7.69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05mm"/>
    </style:style>
    <style:style style:name="co5" style:family="table-column">
      <style:table-column-properties fo:break-before="auto" style:column-width="76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Heading">
      <style:table-cell-properties style:vertical-align="middle"/>
    </style:style>
    <style:style style:name="ce2" style:family="table-cell" style:parent-style-name="Section">
      <style:table-cell-properties style:vertical-align="middle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61">
      <style:table-cell-properties style:vertical-align="middle"/>
    </style:style>
    <style:style style:name="ce5" style:family="table-cell" style:parent-style-name="Default" style:data-style-name="N128">
      <style:table-cell-properties style:vertical-align="middle"/>
    </style:style>
    <style:style style:name="ce6" style:family="table-cell" style:parent-style-name="Default" style:data-style-name="N1">
      <style:table-cell-properties style:vertical-align="middle"/>
    </style:style>
    <style:style style:name="ce7" style:family="table-cell" style:parent-style-name="Heading">
      <style:table-cell-properties fo:wrap-option="wrap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 style:data-style-name="N131">
      <style:table-cell-properties style:vertical-align="middle"/>
    </style:style>
    <style:style style:name="ce10" style:family="table-cell" style:parent-style-name="Default">
      <style:table-cell-properties style:vertical-align="middle"/>
      <style:text-properties style:font-name="Inconsolata" style:font-name-asian="IPAゴシック" style:font-name-complex="Lohit Hindi"/>
    </style:style>
    <style:style style:name="ce11" style:family="table-cell" style:parent-style-name="Default" style:data-style-name="N131"/>
    <style:style style:name="ce12" style:family="table-cell" style:parent-style-name="Default" style:data-style-name="N129">
      <style:table-cell-properties style:vertical-align="middle"/>
      <style:map style:condition="is-true-formula(ABS(['充電 (ON)'.D9])&lt;=ABS(['充電 (ON)'.C9]))" style:apply-style-name="Safe" style:base-cell-address="'充電 (ON)'.D9"/>
      <style:map style:condition="is-true-formula(ABS(['充電 (ON)'.D9]) &gt; ABS(['充電 (ON)'.C9]))" style:apply-style-name="Exceeded" style:base-cell-address="'充電 (ON)'.D9"/>
    </style:style>
    <style:style style:name="ce13" style:family="table-cell" style:parent-style-name="Default" style:data-style-name="N129">
      <style:table-cell-properties style:vertical-align="middle"/>
      <style:map style:condition="is-true-formula(ABS(['充電 (ON)'.D10])&lt;=ABS(['充電 (ON)'.C10]))" style:apply-style-name="Safe" style:base-cell-address="'充電 (ON)'.D10"/>
      <style:map style:condition="is-true-formula(ABS(['充電 (ON)'.D10]) &gt; ABS(['充電 (ON)'.C10]))" style:apply-style-name="Exceeded" style:base-cell-address="'充電 (ON)'.D10"/>
    </style:style>
    <style:style style:name="ce14" style:family="table-cell" style:parent-style-name="Default" style:data-style-name="N129">
      <style:table-cell-properties style:vertical-align="middle"/>
      <style:map style:condition="is-true-formula(ABS(['充電 (ON)'.D12])&lt;=ABS(['充電 (ON)'.C12]))" style:apply-style-name="Safe" style:base-cell-address="'充電 (ON)'.D12"/>
      <style:map style:condition="is-true-formula(ABS(['充電 (ON)'.D12]) &gt; ABS(['充電 (ON)'.C12]))" style:apply-style-name="Exceeded" style:base-cell-address="'充電 (ON)'.D12"/>
    </style:style>
    <style:style style:name="ce15" style:family="table-cell" style:parent-style-name="Default" style:data-style-name="N129">
      <style:table-cell-properties style:vertical-align="middle"/>
      <style:map style:condition="is-true-formula(ABS(['充電 (ON)'.D13])&lt;=ABS(['充電 (ON)'.C13]))" style:apply-style-name="Safe" style:base-cell-address="'充電 (ON)'.D13"/>
      <style:map style:condition="is-true-formula(ABS(['充電 (ON)'.D13]) &gt; ABS(['充電 (ON)'.C13]))" style:apply-style-name="Exceeded" style:base-cell-address="'充電 (ON)'.D13"/>
    </style:style>
    <style:style style:name="ce16" style:family="table-cell" style:parent-style-name="Default" style:data-style-name="N129">
      <style:table-cell-properties style:vertical-align="middle"/>
    </style:style>
    <style:style style:name="ce17" style:family="table-cell" style:parent-style-name="Default" style:data-style-name="N129">
      <style:table-cell-properties style:vertical-align="middle"/>
      <style:map style:condition="is-true-formula(ABS(['充電 (ON)'.D20])&lt;=ABS(['充電 (ON)'.C20]))" style:apply-style-name="Safe" style:base-cell-address="'充電 (ON)'.D20"/>
      <style:map style:condition="is-true-formula(ABS(['充電 (ON)'.D20]) &gt; ABS(['充電 (ON)'.C20]))" style:apply-style-name="Exceeded" style:base-cell-address="'充電 (ON)'.D20"/>
    </style:style>
    <style:style style:name="ce18" style:family="table-cell" style:parent-style-name="Default" style:data-style-name="N60">
      <style:table-cell-properties style:vertical-align="middle"/>
      <style:map style:condition="is-true-formula(ABS(['充電 (ON)'.D21])&lt;=ABS(['充電 (ON)'.C21]))" style:apply-style-name="Safe" style:base-cell-address="'充電 (ON)'.D21"/>
      <style:map style:condition="is-true-formula(ABS(['充電 (ON)'.D21]) &gt; ABS(['充電 (ON)'.C21]))" style:apply-style-name="Exceeded" style:base-cell-address="'充電 (ON)'.D21"/>
    </style:style>
    <style:style style:name="ce19" style:family="table-cell" style:parent-style-name="Default" style:data-style-name="N129">
      <style:table-cell-properties style:vertical-align="middle"/>
      <style:map style:condition="is-true-formula(ABS(['充電 (ON)'.D23])&lt;=ABS(['充電 (ON)'.C23]))" style:apply-style-name="Safe" style:base-cell-address="'充電 (ON)'.D23"/>
      <style:map style:condition="is-true-formula(ABS(['充電 (ON)'.D23]) &gt; ABS(['充電 (ON)'.C23]))" style:apply-style-name="Exceeded" style:base-cell-address="'充電 (ON)'.D23"/>
    </style:style>
    <style:style style:name="ce20" style:family="table-cell" style:parent-style-name="Default" style:data-style-name="N129">
      <style:table-cell-properties style:vertical-align="middle"/>
      <style:map style:condition="is-true-formula(ABS(['充電 (ON)'.D24])&lt;=ABS(['充電 (ON)'.C24]))" style:apply-style-name="Safe" style:base-cell-address="'充電 (ON)'.D24"/>
      <style:map style:condition="is-true-formula(ABS(['充電 (ON)'.D24]) &gt; ABS(['充電 (ON)'.C24]))" style:apply-style-name="Exceeded" style:base-cell-address="'充電 (ON)'.D24"/>
    </style:style>
    <style:style style:name="ce21" style:family="table-cell" style:parent-style-name="Default" style:data-style-name="N129">
      <style:table-cell-properties style:vertical-align="middle"/>
      <style:map style:condition="is-true-formula(ABS(['充電 (ON)'.D25])&lt;=ABS(['充電 (ON)'.C25]))" style:apply-style-name="Safe" style:base-cell-address="'充電 (ON)'.D25"/>
      <style:map style:condition="is-true-formula(ABS(['充電 (ON)'.D25]) &gt; ABS(['充電 (ON)'.C25]))" style:apply-style-name="Exceeded" style:base-cell-address="'充電 (ON)'.D25"/>
    </style:style>
    <style:style style:name="ce22" style:family="table-cell" style:parent-style-name="Default" style:data-style-name="N60">
      <style:table-cell-properties style:vertical-align="middle"/>
      <style:map style:condition="is-true-formula(ABS(['充電 (ON)'.D29])&lt;=ABS(['充電 (ON)'.C29]))" style:apply-style-name="Safe" style:base-cell-address="'充電 (ON)'.D29"/>
      <style:map style:condition="is-true-formula(ABS(['充電 (ON)'.D29]) &gt; ABS(['充電 (ON)'.C29]))" style:apply-style-name="Exceeded" style:base-cell-address="'充電 (ON)'.D29"/>
    </style:style>
    <style:style style:name="ce23" style:family="table-cell" style:parent-style-name="Default" style:data-style-name="N128">
      <style:table-cell-properties style:vertical-align="middle"/>
      <style:map style:condition="is-true-formula(ABS(['充電 (ON)'.D33])&lt;=ABS(['充電 (ON)'.C33]))" style:apply-style-name="Safe" style:base-cell-address="'充電 (ON)'.D33"/>
      <style:map style:condition="is-true-formula(ABS(['充電 (ON)'.D33]) &gt; ABS(['充電 (ON)'.C33]))" style:apply-style-name="Exceeded" style:base-cell-address="'充電 (ON)'.D33"/>
    </style:style>
    <style:style style:name="ce24" style:family="table-cell" style:parent-style-name="Default">
      <style:table-cell-properties fo:wrap-option="wrap"/>
      <style:text-properties style:font-name="Inconsolata" style:font-name-asian="IPAゴシック" style:font-name-complex="Lohit Hindi"/>
    </style:style>
    <style:style style:name="ce25" style:family="table-cell" style:parent-style-name="Default" style:data-style-name="N129">
      <style:table-cell-properties style:vertical-align="middle"/>
      <style:map style:condition="is-true-formula(ABS(['放電 (OFF)'.D8])&lt;=ABS(['放電 (OFF)'.C8]))" style:apply-style-name="Safe" style:base-cell-address="'放電 (OFF)'.D8"/>
      <style:map style:condition="is-true-formula(ABS(['放電 (OFF)'.D8]) &gt; ABS(['放電 (OFF)'.C8]))" style:apply-style-name="Exceeded" style:base-cell-address="'放電 (OFF)'.D8"/>
    </style:style>
    <style:style style:name="ce26" style:family="table-cell" style:parent-style-name="Default" style:data-style-name="N129">
      <style:table-cell-properties style:vertical-align="middle"/>
    </style:style>
    <style:style style:name="ce27" style:family="table-cell" style:parent-style-name="Default" style:data-style-name="N129">
      <style:table-cell-properties style:vertical-align="middle"/>
    </style:style>
    <style:style style:name="ce28" style:family="table-cell" style:parent-style-name="Default" style:data-style-name="N129">
      <style:table-cell-properties style:vertical-align="middle"/>
      <style:map style:condition="is-true-formula(ABS(['放電 (OFF)'.D22])&lt;=ABS(['放電 (OFF)'.C22]))" style:apply-style-name="Safe" style:base-cell-address="'放電 (OFF)'.D22"/>
      <style:map style:condition="is-true-formula(ABS(['放電 (OFF)'.D22]) &gt; ABS(['放電 (OFF)'.C22]))" style:apply-style-name="Exceeded" style:base-cell-address="'放電 (OFF)'.D22"/>
    </style:style>
    <style:style style:name="ce29" style:family="table-cell" style:parent-style-name="Default" style:data-style-name="N60">
      <style:table-cell-properties style:vertical-align="middle"/>
    </style:style>
    <style:style style:name="ce30" style:family="table-cell" style:parent-style-name="Default" style:data-style-name="N60">
      <style:table-cell-properties style:vertical-align="middle"/>
    </style:style>
    <style:style style:name="ce31" style:family="table-cell" style:parent-style-name="Default" style:data-style-name="N1">
      <style:table-cell-properties style:vertical-align="middle"/>
    </style:style>
  </office:automatic-styles>
  <office:body>
    <office:spreadsheet>
      <table:table table:name="パラメータ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8"/>
        <table:table-row table:style-name="ro1">
          <table:table-cell table:style-name="ce1" office:value-type="string" calcext:value-type="string">
            <text:p>名前</text:p>
          </table:table-cell>
          <table:table-cell table:style-name="ce1" office:value-type="string" calcext:value-type="string">
            <text:p>TeX</text:p>
          </table:table-cell>
          <table:table-cell table:style-name="ce1" office:value-type="string" calcext:value-type="string">
            <text:p>定格</text:p>
          </table:table-cell>
          <table:table-cell table:style-name="ce1" office:value-type="string" calcext:value-type="string">
            <text:p>値</text:p>
          </table:table-cell>
          <table:table-cell table:style-name="ce1" office:value-type="string" calcext:value-type="string">
            <text:p>単位</text:p>
          </table:table-cell>
          <table:table-cell table:style-name="ce7" office:value-type="string" calcext:value-type="string">
            <text:p>説明</text:p>
          </table:table-cell>
        </table:table-row>
        <table:table-row table:style-name="ro1">
          <table:table-cell table:style-name="ce2" office:value-type="string" calcext:value-type="string" table:number-columns-spanned="6" table:number-rows-spanned="1">
            <text:p>入力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Vin(18)</text:p>
          </table:table-cell>
          <table:table-cell office:value-type="string" calcext:value-type="string">
            <text:p>V_\mathrm{IN(18)}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V_\mathrm{IN(18)}$ の電圧</text:p>
          </table:table-cell>
        </table:table-row>
        <table:table-row table:style-name="ro1">
          <table:table-cell office:value-type="string" calcext:value-type="string">
            <text:p>Vin(5)</text:p>
          </table:table-cell>
          <table:table-cell office:value-type="string" calcext:value-type="string">
            <text:p>V_\mathrm{IN(5)}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V_\mathrm{IN(5)}$ の電圧</text:p>
          </table:table-cell>
        </table:table-row>
        <table:table-row table:style-name="ro1">
          <table:table-cell office:value-type="string" calcext:value-type="string">
            <text:p>Vin(1.25)</text:p>
          </table:table-cell>
          <table:table-cell office:value-type="string" calcext:value-type="string">
            <text:p>V_\mathrm{IN(1.25)}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V_\mathrm{IN(1.25)}$ の電圧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抵抗器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R_C</text:p>
          </table:table-cell>
          <table:table-cell/>
          <table:table-cell table:style-name="ce4" office:value-type="float" office:value="10000" calcext:value-type="float">
            <text:p>1.00E+04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$R_C$ の抵抗値</text:p>
          </table:table-cell>
        </table:table-row>
        <table:table-row table:style-name="ro1">
          <table:table-cell office:value-type="string" calcext:value-type="string">
            <text:p>P_Rc</text:p>
          </table:table-cell>
          <table:table-cell office:value-type="string" calcext:value-type="string">
            <text:p>P_{R_C}</text:p>
          </table:table-cell>
          <table:table-cell/>
          <table:table-cell table:style-name="ce5" office:value-type="float" office:value="0.125" calcext:value-type="float">
            <text:p>0.1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C$ の定格消費電力</text:p>
          </table:table-cell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_D</text:p>
          </table:table-cell>
          <table:table-cell/>
          <table:table-cell table:style-name="ce4" office:value-type="float" office:value="10000" calcext:value-type="float">
            <text:p>1.00E+04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$R_D$ の抵抗値</text:p>
          </table:table-cell>
        </table:table-row>
        <table:table-row table:style-name="ro1">
          <table:table-cell office:value-type="string" calcext:value-type="string">
            <text:p>P_Rd</text:p>
          </table:table-cell>
          <table:table-cell office:value-type="string" calcext:value-type="string">
            <text:p>P_{R_D}</text:p>
          </table:table-cell>
          <table:table-cell/>
          <table:table-cell table:style-name="ce5" office:value-type="float" office:value="0.125" calcext:value-type="float">
            <text:p>0.1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C$ の定格消費電力</text:p>
          </table:table-cell>
        </table:table-row>
        <table:table-row table:style-name="ro1"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$Q$</text:p>
          </table:table-cell>
          <table:covered-table-cell table:number-columns-repeated="2"/>
          <table:covered-table-cell table:style-name="ce4"/>
          <table:covered-table-cell table:number-columns-repeated="2"/>
        </table:table-row>
        <table:table-row table:style-name="ro1">
          <table:table-cell office:value-type="string" calcext:value-type="string">
            <text:p>Vth(min)</text:p>
          </table:table-cell>
          <table:table-cell office:value-type="string" calcext:value-type="string">
            <text:p>V_\mathrm{TH(min)}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Q$ の最小閾値電圧</text:p>
          </table:table-cell>
        </table:table-row>
        <table:table-row table:style-name="ro1">
          <table:table-cell office:value-type="string" calcext:value-type="string">
            <text:p>Voff</text:p>
          </table:table-cell>
          <table:table-cell office:value-type="string" calcext:value-type="string">
            <text:p>V_\mathrm{off}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Q$ の最小 OFF 電圧</text:p>
          </table:table-cell>
        </table:table-row>
        <table:table-row table:style-name="ro1">
          <table:table-cell office:value-type="string" calcext:value-type="string">
            <text:p>Rds(on)</text:p>
          </table:table-cell>
          <table:table-cell office:value-type="string" calcext:value-type="string">
            <text:p>R_{DS \mathrm{(on)}}</text:p>
          </table:table-cell>
          <table:table-cell/>
          <table:table-cell table:style-name="ce4" office:value-type="float" office:value="0.048" calcext:value-type="float">
            <text:p>4.80E-02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$V_\mathrm{TH(min)}$ 時の ON 抵抗</text:p>
          </table:table-cell>
        </table:table-row>
        <table:table-row table:style-name="ro1">
          <table:table-cell office:value-type="string" calcext:value-type="string">
            <text:p>Qg</text:p>
          </table:table-cell>
          <table:table-cell office:value-type="string" calcext:value-type="string">
            <text:p>Q_G</text:p>
          </table:table-cell>
          <table:table-cell/>
          <table:table-cell table:style-name="ce4" office:value-type="float" office:value="0.000000007" calcext:value-type="float">
            <text:p>7.00E-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充放電に必要な電荷量</text:p>
          </table:table-cell>
        </table:table-row>
        <table:table-row table:style-name="ro1">
          <table:table-cell office:value-type="string" calcext:value-type="string">
            <text:p>RθJA</text:p>
          </table:table-cell>
          <table:table-cell office:value-type="string" calcext:value-type="string">
            <text:p>R_{\theta JA}</text:p>
          </table:table-cell>
          <table:table-cell/>
          <table:table-cell table:style-name="ce6" office:value-type="float" office:value="125" calcext:value-type="float">
            <text:p>125</text:p>
          </table:table-cell>
          <table:table-cell office:value-type="string" calcext:value-type="string">
            <text:p>℃/W</text:p>
          </table:table-cell>
          <table:table-cell office:value-type="string" calcext:value-type="string">
            <text:p>$Q$ の熱抵抗値</text:p>
          </table:table-cell>
        </table:table-row>
        <table:table-row table:style-name="ro1">
          <table:table-cell office:value-type="string" calcext:value-type="string">
            <text:p>Tj</text:p>
          </table:table-cell>
          <table:table-cell office:value-type="string" calcext:value-type="string">
            <text:p>T_J</text:p>
          </table:table-cell>
          <table:table-cell/>
          <table:table-cell table:style-name="ce6" office:value-type="float" office:value="150" calcext:value-type="float">
            <text:p>150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$Q$ の定格温度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_D</text:p>
          </table:table-cell>
          <table:table-cell/>
          <table:table-cell table:style-name="ce5" office:value-type="float" office:value="4.7" calcext:value-type="float">
            <text:p>4.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Q$ の定格電流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P_D</text:p>
          </table:table-cell>
          <table:table-cell/>
          <table:table-cell table:style-name="ce5" office:value-type="float" office:value="0.9" calcext:value-type="float">
            <text:p>0.9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Q$ の定格消費電力</text:p>
          </table:table-cell>
        </table:table-row>
        <table:table-row table:style-name="ro1">
          <table:table-cell office:value-type="string" calcext:value-type="string">
            <text:p>Vds</text:p>
          </table:table-cell>
          <table:table-cell office:value-type="string" calcext:value-type="string">
            <text:p>V_{DS}</text:p>
          </table:table-cell>
          <table:table-cell/>
          <table:table-cell table:style-name="ce5" office:value-type="float" office:value="30" calcext:value-type="float">
            <text:p>30.0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Q$ の D-S 間定格電圧</text:p>
          </table:table-cell>
        </table:table-row>
        <table:table-row table:style-name="ro1">
          <table:table-cell office:value-type="string" calcext:value-type="string">
            <text:p>Vgs</text:p>
          </table:table-cell>
          <table:table-cell office:value-type="string" calcext:value-type="string">
            <text:p>V_{GS}</text:p>
          </table:table-cell>
          <table:table-cell/>
          <table:table-cell table:style-name="ce5" office:value-type="float" office:value="12" calcext:value-type="float">
            <text:p>12.0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Q$ の G-S 間定格電圧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その他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_A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周辺温度</text:p>
          </table:table-cell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共通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8"/>
        <table:table-row table:style-name="ro1">
          <table:table-cell table:style-name="ce1" office:value-type="string" calcext:value-type="string">
            <text:p>名前</text:p>
          </table:table-cell>
          <table:table-cell table:style-name="ce1" office:value-type="string" calcext:value-type="string">
            <text:p>TeX</text:p>
          </table:table-cell>
          <table:table-cell table:style-name="ce1" office:value-type="string" calcext:value-type="string">
            <text:p>定格</text:p>
          </table:table-cell>
          <table:table-cell table:style-name="ce1" office:value-type="string" calcext:value-type="string">
            <text:p>値</text:p>
          </table:table-cell>
          <table:table-cell table:style-name="ce1" office:value-type="string" calcext:value-type="string">
            <text:p>単位</text:p>
          </table:table-cell>
          <table:table-cell table:style-name="ce7" office:value-type="string" calcext:value-type="string">
            <text:p>説明</text:p>
          </table:table-cell>
        </table:table-row>
        <table:table-row table:style-name="ro1">
          <table:table-cell table:style-name="Default" office:value-type="string" calcext:value-type="string">
            <text:p>Vchg</text:p>
          </table:table-cell>
          <table:table-cell table:style-name="Default" office:value-type="string" calcext:value-type="string">
            <text:p>V_\mathrm{CHG}</text:p>
          </table:table-cell>
          <table:table-cell table:style-name="Default"/>
          <table:table-cell table:style-name="Default" table:formula="of:=[$パラメータ.D3]*[$パラメータ.D10]/([$パラメータ.D8]+[$パラメータ.D10])" office:value-type="float" office:value="9" calcext:value-type="float">
            <text:p>9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充電電圧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_G</text:p>
          </table:table-cell>
          <table:table-cell/>
          <table:table-cell table:style-name="ce9" table:formula="of:=[$パラメータ.D17]/[.D2]" office:value-type="float" office:value="0.000000000777777777777778" calcext:value-type="float">
            <text:p>7.778E-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ゲートキャパシタンス</text:p>
          </table:table-cell>
        </table:table-row>
        <table:table-row table:style-name="ro1" table:number-rows-repeated="104857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充電 (ON)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8"/>
        <table:table-row table:style-name="ro1">
          <table:table-cell table:style-name="ce1" office:value-type="string" calcext:value-type="string">
            <text:p>名前</text:p>
          </table:table-cell>
          <table:table-cell table:style-name="ce1" office:value-type="string" calcext:value-type="string">
            <text:p>TeX</text:p>
          </table:table-cell>
          <table:table-cell table:style-name="ce1" office:value-type="string" calcext:value-type="string">
            <text:p>定格</text:p>
          </table:table-cell>
          <table:table-cell table:style-name="ce1" office:value-type="string" calcext:value-type="string">
            <text:p>値</text:p>
          </table:table-cell>
          <table:table-cell table:style-name="ce1" office:value-type="string" calcext:value-type="string">
            <text:p>単位</text:p>
          </table:table-cell>
          <table:table-cell table:style-name="ce7" office:value-type="string" calcext:value-type="string">
            <text:p>説明</text:p>
          </table:table-cell>
        </table:table-row>
        <table:table-row table:style-name="ro1">
          <table:table-cell table:style-name="ce2" office:value-type="string" calcext:value-type="string" table:number-columns-spanned="6" table:number-rows-spanned="1">
            <text:p>$Q$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Ig(avg)</text:p>
          </table:table-cell>
          <table:table-cell table:style-name="ce10" office:value-type="string" calcext:value-type="string">
            <text:p>I_{G \mathrm{(avg)}}</text:p>
          </table:table-cell>
          <table:table-cell table:style-name="ce5"/>
          <table:table-cell table:style-name="ce11" table:formula="of:=2*[$パラメータ.D17]/[.D8]" office:value-type="float" office:value="0.000777777777777778" calcext:value-type="float">
            <text:p>7.778E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Q$ のゲート充電電流（パルス平均）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$1.25\,\mathrm{V}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on(1.25)</text:p>
          </table:table-cell>
          <table:table-cell office:value-type="string" calcext:value-type="string">
            <text:p>V_\mathrm{ON(1.25)}</text:p>
          </table:table-cell>
          <table:table-cell/>
          <table:table-cell table:formula="of:=[パラメータ.D5]+[パラメータ.D14]" office:value-type="float" office:value="3.75" calcext:value-type="float">
            <text:p>3.75</text:p>
          </table:table-cell>
          <table:table-cell office:value-type="string" calcext:value-type="string">
            <text:p>V</text:p>
          </table:table-cell>
          <table:table-cell table:style-name="Default" office:value-type="string" calcext:value-type="string">
            <text:p>ON 電圧</text:p>
          </table:table-cell>
        </table:table-row>
        <table:table-row table:style-name="ro1">
          <table:table-cell office:value-type="string" calcext:value-type="string">
            <text:p>t_chg(1.25)</text:p>
          </table:table-cell>
          <table:table-cell office:value-type="string" calcext:value-type="string">
            <text:p>t_\mathrm{chg(1.25)}</text:p>
          </table:table-cell>
          <table:table-cell/>
          <table:table-cell table:style-name="ce4" office:value-type="float" office:value="0.0000021" calcext:value-type="float">
            <text:p>2.10E-06</text:p>
          </table:table-cell>
          <table:table-cell office:value-type="string" calcext:value-type="string">
            <text:p>s</text:p>
          </table:table-cell>
          <table:table-cell table:style-name="ce24" office:value-type="string" calcext:value-type="string">
            <text:p>$V_\mathrm{TH(min)}$ までの充電時間</text:p>
          </table:table-cell>
        </table:table-row>
        <table:table-row table:style-name="ro1">
          <table:table-cell office:value-type="string" calcext:value-type="string">
            <text:p>t_chg(max,1.25)</text:p>
          </table:table-cell>
          <table:table-cell office:value-type="string" calcext:value-type="string">
            <text:p>t_\mathrm{chg(max,1.25)}</text:p>
          </table:table-cell>
          <table:table-cell/>
          <table:table-cell table:style-name="ce4" office:value-type="float" office:value="0.000018" calcext:value-type="float">
            <text:p>1.80E-05</text:p>
          </table:table-cell>
          <table:table-cell office:value-type="string" calcext:value-type="string">
            <text:p>s</text:p>
          </table:table-cell>
          <table:table-cell table:style-name="ce24" office:value-type="string" calcext:value-type="string">
            <text:p>99% 充電時間</text:p>
          </table:table-cell>
        </table:table-row>
        <table:table-row table:style-name="ro1">
          <table:table-cell office:value-type="string" calcext:value-type="string">
            <text:p>Id(1.25)</text:p>
          </table:table-cell>
          <table:table-cell office:value-type="string" calcext:value-type="string">
            <text:p>I_{D \mathrm{(1.25)}}</text:p>
          </table:table-cell>
          <table:table-cell table:style-name="ce5" table:formula="of:=[$パラメータ.D20]" office:value-type="float" office:value="4.7" calcext:value-type="float">
            <text:p>4.700</text:p>
          </table:table-cell>
          <table:table-cell table:style-name="ce12" office:value-type="float" office:value="0.8" calcext:value-type="float">
            <text:p>0.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ドレイン電流</text:p>
          </table:table-cell>
        </table:table-row>
        <table:table-row table:style-name="ro1">
          <table:table-cell office:value-type="string" calcext:value-type="string">
            <text:p>Pd(1.25)</text:p>
          </table:table-cell>
          <table:table-cell office:value-type="string" calcext:value-type="string">
            <text:p>P_{D \mathrm{(1.25)}}</text:p>
          </table:table-cell>
          <table:table-cell table:style-name="ce5" table:formula="of:=[$パラメータ.D21]" office:value-type="float" office:value="0.9" calcext:value-type="float">
            <text:p>0.900</text:p>
          </table:table-cell>
          <table:table-cell table:style-name="ce13" table:formula="of:=[.D9]^2*[パラメータ.D16]" office:value-type="float" office:value="0.03072" calcext:value-type="float">
            <text:p>0.03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Q$ の消費電力</text:p>
          </table:table-cell>
        </table:table-row>
        <table:table-row table:style-name="ro1">
          <table:table-cell office:value-type="string" calcext:value-type="string">
            <text:p>ΔTj(Q,1.25)</text:p>
          </table:table-cell>
          <table:table-cell office:value-type="string" calcext:value-type="string">
            <text:p>\Delta T_{J \mathrm{(Q,1.25)}}</text:p>
          </table:table-cell>
          <table:table-cell/>
          <table:table-cell table:formula="of:=[.D10]*[パラメータ.D18]" office:value-type="float" office:value="3.84" calcext:value-type="float">
            <text:p>3.84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$Q$ の上昇温度</text:p>
          </table:table-cell>
        </table:table-row>
        <table:table-row table:style-name="ro1">
          <table:table-cell office:value-type="string" calcext:value-type="string">
            <text:p>Tj(Q,1.25)</text:p>
          </table:table-cell>
          <table:table-cell office:value-type="string" calcext:value-type="string">
            <text:p>T_{J \mathrm{(Q,1.25)}}</text:p>
          </table:table-cell>
          <table:table-cell table:style-name="ce6" table:formula="of:=[$パラメータ.D19]" office:value-type="float" office:value="150" calcext:value-type="float">
            <text:p>150</text:p>
          </table:table-cell>
          <table:table-cell table:style-name="ce14" table:formula="of:=[パラメータ.D26]+[.D11]" office:value-type="float" office:value="43.84" calcext:value-type="float">
            <text:p>43.840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$Q$ の温度</text:p>
          </table:table-cell>
        </table:table-row>
        <table:table-row table:style-name="ro1">
          <table:table-cell office:value-type="string" calcext:value-type="string">
            <text:p>Vds(1.25)</text:p>
          </table:table-cell>
          <table:table-cell office:value-type="string" calcext:value-type="string">
            <text:p>V_{DS \mathrm{(1.25)}}</text:p>
          </table:table-cell>
          <table:table-cell table:style-name="ce5" table:formula="of:=[$パラメータ.D22]" office:value-type="float" office:value="30" calcext:value-type="float">
            <text:p>30.000</text:p>
          </table:table-cell>
          <table:table-cell table:style-name="ce15" table:formula="of:=[.D9]*[パラメータ.D16]" office:value-type="float" office:value="0.0384" calcext:value-type="float">
            <text:p>0.03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Q$ の D-S 間電圧</text:p>
          </table:table-cell>
        </table:table-row>
        <table:table-row table:style-name="ro1">
          <table:table-cell office:value-type="string" calcext:value-type="string">
            <text:p>Vgs(1.25)</text:p>
          </table:table-cell>
          <table:table-cell table:style-name="ce10" office:value-type="string" calcext:value-type="string">
            <text:p>V_{GS \mathrm{(1.25)}}</text:p>
          </table:table-cell>
          <table:table-cell table:style-name="ce5" table:formula="of:=[$パラメータ.D23]" office:value-type="float" office:value="12" calcext:value-type="float">
            <text:p>12.000</text:p>
          </table:table-cell>
          <table:table-cell table:style-name="ce16" table:formula="of:=[共通.D2]-[.D13]" office:value-type="float" office:value="8.9616" calcext:value-type="float">
            <text:p>8.96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Q$ の G-S 間電圧</text:p>
          </table:table-cell>
        </table:table-row>
        <table:table-row table:style-name="ro1">
          <table:table-cell/>
          <table:table-cell table:style-name="ce10"/>
          <table:table-cell table:style-name="ce5"/>
          <table:table-cell table:style-name="ce1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$5\,\mathrm{V}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on(5)</text:p>
          </table:table-cell>
          <table:table-cell office:value-type="string" calcext:value-type="string">
            <text:p>V_\mathrm{ON(5)}</text:p>
          </table:table-cell>
          <table:table-cell/>
          <table:table-cell table:formula="of:=[パラメータ.D4]+[パラメータ.D14]" office:value-type="float" office:value="7.5" calcext:value-type="float">
            <text:p>7.5</text:p>
          </table:table-cell>
          <table:table-cell office:value-type="string" calcext:value-type="string">
            <text:p>V</text:p>
          </table:table-cell>
          <table:table-cell table:style-name="Default" office:value-type="string" calcext:value-type="string">
            <text:p>ON 電圧</text:p>
          </table:table-cell>
        </table:table-row>
        <table:table-row table:style-name="ro1">
          <table:table-cell office:value-type="string" calcext:value-type="string">
            <text:p>t_chg(5)</text:p>
          </table:table-cell>
          <table:table-cell office:value-type="string" calcext:value-type="string">
            <text:p>t_\mathrm{chg(5)}</text:p>
          </table:table-cell>
          <table:table-cell/>
          <table:table-cell table:style-name="ce4" table:formula="of:=0.000007" office:value-type="float" office:value="0.000007" calcext:value-type="float">
            <text:p>7.00E-06</text:p>
          </table:table-cell>
          <table:table-cell office:value-type="string" calcext:value-type="string">
            <text:p>s</text:p>
          </table:table-cell>
          <table:table-cell table:style-name="ce24" office:value-type="string" calcext:value-type="string">
            <text:p>$V_\mathrm{TH(min)}$ までの充電時間</text:p>
          </table:table-cell>
        </table:table-row>
        <table:table-row table:style-name="ro1">
          <table:table-cell office:value-type="string" calcext:value-type="string">
            <text:p>t_chg(max,5)</text:p>
          </table:table-cell>
          <table:table-cell office:value-type="string" calcext:value-type="string">
            <text:p>t_\mathrm{chg(max,5)}</text:p>
          </table:table-cell>
          <table:table-cell/>
          <table:table-cell table:style-name="ce4" office:value-type="float" office:value="0.000018" calcext:value-type="float">
            <text:p>1.80E-05</text:p>
          </table:table-cell>
          <table:table-cell office:value-type="string" calcext:value-type="string">
            <text:p>s</text:p>
          </table:table-cell>
          <table:table-cell table:style-name="ce24" office:value-type="string" calcext:value-type="string">
            <text:p>99% 充電時間</text:p>
          </table:table-cell>
        </table:table-row>
        <table:table-row table:style-name="ro1">
          <table:table-cell office:value-type="string" calcext:value-type="string">
            <text:p>Id(5)</text:p>
          </table:table-cell>
          <table:table-cell office:value-type="string" calcext:value-type="string">
            <text:p>I_{D \mathrm{(5)}}</text:p>
          </table:table-cell>
          <table:table-cell table:style-name="ce5" table:formula="of:=[パラメータ.D20]" office:value-type="float" office:value="4.7" calcext:value-type="float">
            <text:p>4.700</text:p>
          </table:table-cell>
          <table:table-cell table:style-name="ce17" office:value-type="float" office:value="0.05" calcext:value-type="float">
            <text:p>0.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ドレイン電流</text:p>
          </table:table-cell>
        </table:table-row>
        <table:table-row table:style-name="ro1">
          <table:table-cell office:value-type="string" calcext:value-type="string">
            <text:p>Pd(5)</text:p>
          </table:table-cell>
          <table:table-cell office:value-type="string" calcext:value-type="string">
            <text:p>P_{D \mathrm{(5)}}</text:p>
          </table:table-cell>
          <table:table-cell table:style-name="ce5" table:formula="of:=[パラメータ.D21]" office:value-type="float" office:value="0.9" calcext:value-type="float">
            <text:p>0.900</text:p>
          </table:table-cell>
          <table:table-cell table:style-name="ce18" table:formula="of:=[.D20]^2*[パラメータ.D16]" office:value-type="float" office:value="0.00012" calcext:value-type="float">
            <text:p>1.20E-0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Q$ の消費電力</text:p>
          </table:table-cell>
        </table:table-row>
        <table:table-row table:style-name="ro1">
          <table:table-cell office:value-type="string" calcext:value-type="string">
            <text:p>ΔTj(Q,5)</text:p>
          </table:table-cell>
          <table:table-cell office:value-type="string" calcext:value-type="string">
            <text:p>\Delta T_{J \mathrm{(Q,5)}}</text:p>
          </table:table-cell>
          <table:table-cell/>
          <table:table-cell table:formula="of:=[.D21]*[パラメータ.D18]" office:value-type="float" office:value="0.015" calcext:value-type="float">
            <text:p>0.015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$Q$ の上昇温度</text:p>
          </table:table-cell>
        </table:table-row>
        <table:table-row table:style-name="ro1">
          <table:table-cell office:value-type="string" calcext:value-type="string">
            <text:p>Tj(Q,5)</text:p>
          </table:table-cell>
          <table:table-cell office:value-type="string" calcext:value-type="string">
            <text:p>T_{J \mathrm{(Q,5)}}</text:p>
          </table:table-cell>
          <table:table-cell table:style-name="ce6" table:formula="of:=[パラメータ.D19]" office:value-type="float" office:value="150" calcext:value-type="float">
            <text:p>150</text:p>
          </table:table-cell>
          <table:table-cell table:style-name="ce19" table:formula="of:=[.D22]+[パラメータ.D26]" office:value-type="float" office:value="40.015" calcext:value-type="float">
            <text:p>40.015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$Q$ の温度</text:p>
          </table:table-cell>
        </table:table-row>
        <table:table-row table:style-name="ro1">
          <table:table-cell office:value-type="string" calcext:value-type="string">
            <text:p>Vds(5)</text:p>
          </table:table-cell>
          <table:table-cell office:value-type="string" calcext:value-type="string">
            <text:p>V_{DS \mathrm{(5)}}</text:p>
          </table:table-cell>
          <table:table-cell table:style-name="ce5" table:formula="of:=[パラメータ.D22]" office:value-type="float" office:value="30" calcext:value-type="float">
            <text:p>30.000</text:p>
          </table:table-cell>
          <table:table-cell table:style-name="ce20" table:formula="of:=[.D20]*[パラメータ.D16]" office:value-type="float" office:value="0.0024" calcext:value-type="float">
            <text:p>0.00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Q$ の D-S 間電圧</text:p>
          </table:table-cell>
        </table:table-row>
        <table:table-row table:style-name="ro1">
          <table:table-cell office:value-type="string" calcext:value-type="string">
            <text:p>Vgs(5)</text:p>
          </table:table-cell>
          <table:table-cell table:style-name="ce10" office:value-type="string" calcext:value-type="string">
            <text:p>V_{GS \mathrm{(5)}}</text:p>
          </table:table-cell>
          <table:table-cell table:style-name="ce5" table:formula="of:=[パラメータ.D23]" office:value-type="float" office:value="12" calcext:value-type="float">
            <text:p>12.000</text:p>
          </table:table-cell>
          <table:table-cell table:style-name="ce21" table:formula="of:=[共通.D2]-[.D24]" office:value-type="float" office:value="8.9976" calcext:value-type="float">
            <text:p>8.99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Q$ の G-S 間電圧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$R_D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I_Rd(max)</text:p>
          </table:table-cell>
          <table:table-cell office:value-type="string" calcext:value-type="string">
            <text:p>I_{R_D \mathrm{(max)}}</text:p>
          </table:table-cell>
          <table:table-cell/>
          <table:table-cell table:style-name="ce9" table:formula="of:=[共通.D2]/[パラメータ.D10]" office:value-type="float" office:value="0.0009" calcext:value-type="float">
            <text:p>9.000E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R_D$ の最大電流</text:p>
          </table:table-cell>
        </table:table-row>
        <table:table-row table:style-name="ro1">
          <table:table-cell office:value-type="string" calcext:value-type="string">
            <text:p>P_Rd(max)</text:p>
          </table:table-cell>
          <table:table-cell office:value-type="string" calcext:value-type="string">
            <text:p>P_{R_D \mathrm{(max)}}</text:p>
          </table:table-cell>
          <table:table-cell table:style-name="ce5" table:formula="of:=[$パラメータ.D11]" office:value-type="float" office:value="0.125" calcext:value-type="float">
            <text:p>0.125</text:p>
          </table:table-cell>
          <table:table-cell table:style-name="ce22" table:formula="of:=[.D28]^2*[パラメータ.D10]" office:value-type="float" office:value="0.0081" calcext:value-type="float">
            <text:p>8.10E-0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D$ の最大消費電力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$R_C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I_Rc(max)</text:p>
          </table:table-cell>
          <table:table-cell office:value-type="string" calcext:value-type="string">
            <text:p>I_{R_C \mathrm{(max)}}</text:p>
          </table:table-cell>
          <table:table-cell/>
          <table:table-cell table:style-name="ce9" table:formula="of:=([$パラメータ.D3]-[$共通.D2])/[$パラメータ.D8]+[.D3]" office:value-type="float" office:value="0.00167777777777778" calcext:value-type="float">
            <text:p>1.678E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R_D$ の最大電流</text:p>
          </table:table-cell>
        </table:table-row>
        <table:table-row table:style-name="ro1">
          <table:table-cell office:value-type="string" calcext:value-type="string">
            <text:p>P_Rd(max)</text:p>
          </table:table-cell>
          <table:table-cell office:value-type="string" calcext:value-type="string">
            <text:p>P_{R_D \mathrm{(max)}}</text:p>
          </table:table-cell>
          <table:table-cell table:style-name="ce5" table:formula="of:=[$パラメータ.D9]" office:value-type="float" office:value="0.125" calcext:value-type="float">
            <text:p>0.125</text:p>
          </table:table-cell>
          <table:table-cell table:style-name="ce23" table:formula="of:=[.D32]^2*[パラメータ.D8]" office:value-type="float" office:value="0.0281493827160494" calcext:value-type="float">
            <text:p>0.0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D$ の最大消費電力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'充電 (ON)'.D9:'充電 (ON)'.D9">
            <calcext:condition calcext:apply-style-name="Safe" calcext:value="formula-is(ABS(['充電 (ON)'.D9])&lt;=ABS(['充電 (ON)'.C9]))" calcext:base-cell-address="'充電 (ON)'.D9"/>
            <calcext:condition calcext:apply-style-name="Exceeded" calcext:value="formula-is(ABS(['充電 (ON)'.D9]) &gt; ABS(['充電 (ON)'.C9]))" calcext:base-cell-address="'充電 (ON)'.D9"/>
          </calcext:conditional-format>
          <calcext:conditional-format calcext:target-range-address="'充電 (ON)'.D10:'充電 (ON)'.D10">
            <calcext:condition calcext:apply-style-name="Safe" calcext:value="formula-is(ABS(['充電 (ON)'.D10])&lt;=ABS(['充電 (ON)'.C10]))" calcext:base-cell-address="'充電 (ON)'.D10"/>
            <calcext:condition calcext:apply-style-name="Exceeded" calcext:value="formula-is(ABS(['充電 (ON)'.D10]) &gt; ABS(['充電 (ON)'.C10]))" calcext:base-cell-address="'充電 (ON)'.D10"/>
          </calcext:conditional-format>
          <calcext:conditional-format calcext:target-range-address="'充電 (ON)'.D13:'充電 (ON)'.D13">
            <calcext:condition calcext:apply-style-name="Safe" calcext:value="formula-is(ABS(['充電 (ON)'.D13])&lt;=ABS(['充電 (ON)'.C13]))" calcext:base-cell-address="'充電 (ON)'.D13"/>
            <calcext:condition calcext:apply-style-name="Exceeded" calcext:value="formula-is(ABS(['充電 (ON)'.D13]) &gt; ABS(['充電 (ON)'.C13]))" calcext:base-cell-address="'充電 (ON)'.D13"/>
          </calcext:conditional-format>
          <calcext:conditional-format calcext:target-range-address="'充電 (ON)'.D12:'充電 (ON)'.D12">
            <calcext:condition calcext:apply-style-name="Safe" calcext:value="formula-is(ABS(['充電 (ON)'.D12])&lt;=ABS(['充電 (ON)'.C12]))" calcext:base-cell-address="'充電 (ON)'.D12"/>
            <calcext:condition calcext:apply-style-name="Exceeded" calcext:value="formula-is(ABS(['充電 (ON)'.D12]) &gt; ABS(['充電 (ON)'.C12]))" calcext:base-cell-address="'充電 (ON)'.D12"/>
          </calcext:conditional-format>
          <calcext:conditional-format calcext:target-range-address="'充電 (ON)'.D14:'充電 (ON)'.D14">
            <calcext:condition calcext:apply-style-name="Safe" calcext:value="formula-is(ABS(['充電 (ON)'.D14])&lt;=ABS(['充電 (ON)'.C14]))" calcext:base-cell-address="'充電 (ON)'.D14"/>
            <calcext:condition calcext:apply-style-name="Exceeded" calcext:value="formula-is(ABS(['充電 (ON)'.D14]) &gt; ABS(['充電 (ON)'.C14]))" calcext:base-cell-address="'充電 (ON)'.D14"/>
          </calcext:conditional-format>
          <calcext:conditional-format calcext:target-range-address="'充電 (ON)'.D29:'充電 (ON)'.D29">
            <calcext:condition calcext:apply-style-name="Safe" calcext:value="formula-is(ABS(['充電 (ON)'.D29])&lt;=ABS(['充電 (ON)'.C29]))" calcext:base-cell-address="'充電 (ON)'.D29"/>
            <calcext:condition calcext:apply-style-name="Exceeded" calcext:value="formula-is(ABS(['充電 (ON)'.D29]) &gt; ABS(['充電 (ON)'.C29]))" calcext:base-cell-address="'充電 (ON)'.D29"/>
          </calcext:conditional-format>
          <calcext:conditional-format calcext:target-range-address="'充電 (ON)'.D20:'充電 (ON)'.D20">
            <calcext:condition calcext:apply-style-name="Safe" calcext:value="formula-is(ABS(['充電 (ON)'.D20])&lt;=ABS(['充電 (ON)'.C20]))" calcext:base-cell-address="'充電 (ON)'.D20"/>
            <calcext:condition calcext:apply-style-name="Exceeded" calcext:value="formula-is(ABS(['充電 (ON)'.D20]) &gt; ABS(['充電 (ON)'.C20]))" calcext:base-cell-address="'充電 (ON)'.D20"/>
          </calcext:conditional-format>
          <calcext:conditional-format calcext:target-range-address="'充電 (ON)'.D21:'充電 (ON)'.D21">
            <calcext:condition calcext:apply-style-name="Safe" calcext:value="formula-is(ABS(['充電 (ON)'.D21])&lt;=ABS(['充電 (ON)'.C21]))" calcext:base-cell-address="'充電 (ON)'.D21"/>
            <calcext:condition calcext:apply-style-name="Exceeded" calcext:value="formula-is(ABS(['充電 (ON)'.D21]) &gt; ABS(['充電 (ON)'.C21]))" calcext:base-cell-address="'充電 (ON)'.D21"/>
          </calcext:conditional-format>
          <calcext:conditional-format calcext:target-range-address="'充電 (ON)'.D24:'充電 (ON)'.D24">
            <calcext:condition calcext:apply-style-name="Safe" calcext:value="formula-is(ABS(['充電 (ON)'.D24])&lt;=ABS(['充電 (ON)'.C24]))" calcext:base-cell-address="'充電 (ON)'.D24"/>
            <calcext:condition calcext:apply-style-name="Exceeded" calcext:value="formula-is(ABS(['充電 (ON)'.D24]) &gt; ABS(['充電 (ON)'.C24]))" calcext:base-cell-address="'充電 (ON)'.D24"/>
          </calcext:conditional-format>
          <calcext:conditional-format calcext:target-range-address="'充電 (ON)'.D23:'充電 (ON)'.D23">
            <calcext:condition calcext:apply-style-name="Safe" calcext:value="formula-is(ABS(['充電 (ON)'.D23])&lt;=ABS(['充電 (ON)'.C23]))" calcext:base-cell-address="'充電 (ON)'.D23"/>
            <calcext:condition calcext:apply-style-name="Exceeded" calcext:value="formula-is(ABS(['充電 (ON)'.D23]) &gt; ABS(['充電 (ON)'.C23]))" calcext:base-cell-address="'充電 (ON)'.D23"/>
          </calcext:conditional-format>
          <calcext:conditional-format calcext:target-range-address="'充電 (ON)'.D25:'充電 (ON)'.D25">
            <calcext:condition calcext:apply-style-name="Safe" calcext:value="formula-is(ABS(['充電 (ON)'.D25])&lt;=ABS(['充電 (ON)'.C25]))" calcext:base-cell-address="'充電 (ON)'.D25"/>
            <calcext:condition calcext:apply-style-name="Exceeded" calcext:value="formula-is(ABS(['充電 (ON)'.D25]) &gt; ABS(['充電 (ON)'.C25]))" calcext:base-cell-address="'充電 (ON)'.D25"/>
          </calcext:conditional-format>
          <calcext:conditional-format calcext:target-range-address="'充電 (ON)'.D33:'充電 (ON)'.D33">
            <calcext:condition calcext:apply-style-name="Safe" calcext:value="formula-is(ABS(['充電 (ON)'.D33])&lt;=ABS(['充電 (ON)'.C33]))" calcext:base-cell-address="'充電 (ON)'.D33"/>
            <calcext:condition calcext:apply-style-name="Exceeded" calcext:value="formula-is(ABS(['充電 (ON)'.D33]) &gt; ABS(['充電 (ON)'.C33]))" calcext:base-cell-address="'充電 (ON)'.D33"/>
          </calcext:conditional-format>
        </calcext:conditional-formats>
      </table:table>
      <table:table table:name="放電 (OFF)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8"/>
        <table:table-row table:style-name="ro1">
          <table:table-cell table:style-name="ce1" office:value-type="string" calcext:value-type="string">
            <text:p>名前</text:p>
          </table:table-cell>
          <table:table-cell table:style-name="ce1" office:value-type="string" calcext:value-type="string">
            <text:p>TeX</text:p>
          </table:table-cell>
          <table:table-cell table:style-name="ce1" office:value-type="string" calcext:value-type="string">
            <text:p>定格</text:p>
          </table:table-cell>
          <table:table-cell table:style-name="ce1" office:value-type="string" calcext:value-type="string">
            <text:p>値</text:p>
          </table:table-cell>
          <table:table-cell table:style-name="ce1" office:value-type="string" calcext:value-type="string">
            <text:p>単位</text:p>
          </table:table-cell>
          <table:table-cell table:style-name="ce7" office:value-type="string" calcext:value-type="string">
            <text:p>説明</text:p>
          </table:table-cell>
        </table:table-row>
        <table:table-row table:style-name="ro1">
          <table:table-cell table:style-name="ce2" office:value-type="string" calcext:value-type="string" table:number-columns-spanned="6" table:number-rows-spanned="1">
            <text:p>$Q$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Ig(avg)</text:p>
          </table:table-cell>
          <table:table-cell table:style-name="ce10" office:value-type="string" calcext:value-type="string">
            <text:p>I_{G \mathrm{(avg)}}</text:p>
          </table:table-cell>
          <table:table-cell table:style-name="ce5"/>
          <table:table-cell table:style-name="ce11" table:formula="of:=2*[$パラメータ.D17]/[.D7]" office:value-type="float" office:value="0.000777777777777778" calcext:value-type="float">
            <text:p>7.778E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Q$ のゲート放電電流（パルス平均）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$1.25\,\mathrm{V}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t_dis</text:p>
          </table:table-cell>
          <table:table-cell office:value-type="string" calcext:value-type="string">
            <text:p>t_\mathrm{dis}</text:p>
          </table:table-cell>
          <table:table-cell/>
          <table:table-cell table:style-name="ce4" office:value-type="float" office:value="-0.00001" calcext:value-type="float">
            <text:p>-1.00E-05</text:p>
          </table:table-cell>
          <table:table-cell office:value-type="string" calcext:value-type="string">
            <text:p>s</text:p>
          </table:table-cell>
          <table:table-cell table:style-name="ce24" office:value-type="string" calcext:value-type="string">
            <text:p>$V_\mathrm{OFF}$ までの放電時間</text:p>
          </table:table-cell>
        </table:table-row>
        <table:table-row table:style-name="ro1">
          <table:table-cell office:value-type="string" calcext:value-type="string">
            <text:p>t_dis(max)</text:p>
          </table:table-cell>
          <table:table-cell office:value-type="string" calcext:value-type="string">
            <text:p>t_\mathrm{dis(max)}</text:p>
          </table:table-cell>
          <table:table-cell/>
          <table:table-cell table:style-name="ce4" table:formula="of:=0.000018" office:value-type="float" office:value="0.000018" calcext:value-type="float">
            <text:p>1.80E-05</text:p>
          </table:table-cell>
          <table:table-cell office:value-type="string" calcext:value-type="string">
            <text:p>s</text:p>
          </table:table-cell>
          <table:table-cell table:style-name="ce24" office:value-type="string" calcext:value-type="string">
            <text:p>99% 放電時間</text:p>
          </table:table-cell>
        </table:table-row>
        <table:table-row table:style-name="ro1">
          <table:table-cell office:value-type="string" calcext:value-type="string">
            <text:p>Vds(1.25)</text:p>
          </table:table-cell>
          <table:table-cell office:value-type="string" calcext:value-type="string">
            <text:p>V_{DS \mathrm{(1.25)}}</text:p>
          </table:table-cell>
          <table:table-cell table:style-name="ce5" table:formula="of:=[$パラメータ.D22]" office:value-type="float" office:value="30" calcext:value-type="float">
            <text:p>30.000</text:p>
          </table:table-cell>
          <table:table-cell table:style-name="ce25" table:formula="of:=[$パラメータ.D5]" office:value-type="float" office:value="1.25" calcext:value-type="float">
            <text:p>1.2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Q$ の D-S 間電圧</text:p>
          </table:table-cell>
        </table:table-row>
        <table:table-row table:style-name="ro1">
          <table:table-cell office:value-type="string" calcext:value-type="string">
            <text:p>Vgs(1.25)</text:p>
          </table:table-cell>
          <table:table-cell table:style-name="ce10" office:value-type="string" calcext:value-type="string">
            <text:p>V_{GS \mathrm{(1.25)}}</text:p>
          </table:table-cell>
          <table:table-cell table:style-name="ce5" table:formula="of:=[$パラメータ.D23]" office:value-type="float" office:value="12" calcext:value-type="float">
            <text:p>12.000</text:p>
          </table:table-cell>
          <table:table-cell table:style-name="ce26" table:formula="of:=[$共通.D2]" office:value-type="float" office:value="9" calcext:value-type="float">
            <text:p>9.0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Q$ の G-S 間電圧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/>
          <table:table-cell table:style-name="ce10"/>
          <table:table-cell table:style-name="ce5"/>
          <table:table-cell table:style-name="ce1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$5\,\mathrm{V}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ds(5)</text:p>
          </table:table-cell>
          <table:table-cell office:value-type="string" calcext:value-type="string">
            <text:p>V_{DS \mathrm{(5)}}</text:p>
          </table:table-cell>
          <table:table-cell table:style-name="ce5" table:formula="of:=[$パラメータ.D22]" office:value-type="float" office:value="30" calcext:value-type="float">
            <text:p>30.000</text:p>
          </table:table-cell>
          <table:table-cell table:style-name="ce27" table:formula="of:=[$パラメータ.D4]" office:value-type="float" office:value="5" calcext:value-type="float">
            <text:p>5.0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Q$ の D-S 間電圧</text:p>
          </table:table-cell>
        </table:table-row>
        <table:table-row table:style-name="ro1">
          <table:table-cell office:value-type="string" calcext:value-type="string">
            <text:p>Vgs(5)</text:p>
          </table:table-cell>
          <table:table-cell table:style-name="ce10" office:value-type="string" calcext:value-type="string">
            <text:p>V_{GS \mathrm{(5)}}</text:p>
          </table:table-cell>
          <table:table-cell table:style-name="ce5" table:formula="of:=[$パラメータ.D23]" office:value-type="float" office:value="12" calcext:value-type="float">
            <text:p>12.000</text:p>
          </table:table-cell>
          <table:table-cell table:style-name="ce28" table:formula="of:=[$共通.D2]" office:value-type="float" office:value="9" calcext:value-type="float">
            <text:p>9.0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Q$ の G-S 間電圧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$R_D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I_Rd(max)</text:p>
          </table:table-cell>
          <table:table-cell office:value-type="string" calcext:value-type="string">
            <text:p>I_{R_D \mathrm{(max)}}</text:p>
          </table:table-cell>
          <table:table-cell/>
          <table:table-cell table:style-name="ce29" table:formula="of:=[.D3]" office:value-type="float" office:value="0.000777777777777778" calcext:value-type="float">
            <text:p>7.78E-0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R_D$ の最大電流</text:p>
          </table:table-cell>
        </table:table-row>
        <table:table-row table:style-name="ro1">
          <table:table-cell office:value-type="string" calcext:value-type="string">
            <text:p>P_Rd(max)</text:p>
          </table:table-cell>
          <table:table-cell office:value-type="string" calcext:value-type="string">
            <text:p>P_{R_D \mathrm{(max)}}</text:p>
          </table:table-cell>
          <table:table-cell table:style-name="ce5" table:formula="of:=[$パラメータ.D11]" office:value-type="float" office:value="0.125" calcext:value-type="float">
            <text:p>0.125</text:p>
          </table:table-cell>
          <table:table-cell table:style-name="ce30" table:formula="of:=[.D17]^2*[$パラメータ.D10]" office:value-type="float" office:value="0.00604938271604938" calcext:value-type="float">
            <text:p>6.05E-0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D$ の最大消費電力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$R_C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I_Rc(max)</text:p>
          </table:table-cell>
          <table:table-cell office:value-type="string" calcext:value-type="string">
            <text:p>I_{R_C \mathrm{(max)}}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R_D$ の最大電流</text:p>
          </table:table-cell>
        </table:table-row>
        <table:table-row table:style-name="ro1">
          <table:table-cell office:value-type="string" calcext:value-type="string">
            <text:p>P_Rd(max)</text:p>
          </table:table-cell>
          <table:table-cell office:value-type="string" calcext:value-type="string">
            <text:p>P_{R_D \mathrm{(max)}}</text:p>
          </table:table-cell>
          <table:table-cell table:style-name="ce5" table:formula="of:=[$パラメータ.D9]" office:value-type="float" office:value="0.125" calcext:value-type="float">
            <text:p>0.125</text:p>
          </table:table-cell>
          <table:table-cell table:style-name="ce31" table:formula="of:=[.D21]^2*[$パラメータ.D8]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D$ の最大消費電力</text:p>
          </table:table-cell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'放電 (OFF)'.D8:'放電 (OFF)'.D8">
            <calcext:condition calcext:apply-style-name="Safe" calcext:value="formula-is(ABS(['放電 (OFF)'.D8])&lt;=ABS(['放電 (OFF)'.C8]))" calcext:base-cell-address="'放電 (OFF)'.D8"/>
            <calcext:condition calcext:apply-style-name="Exceeded" calcext:value="formula-is(ABS(['放電 (OFF)'.D8]) &gt; ABS(['放電 (OFF)'.C8]))" calcext:base-cell-address="'放電 (OFF)'.D8"/>
          </calcext:conditional-format>
          <calcext:conditional-format calcext:target-range-address="'放電 (OFF)'.D9:'放電 (OFF)'.D9">
            <calcext:condition calcext:apply-style-name="Safe" calcext:value="formula-is(ABS(['放電 (OFF)'.D9])&lt;=ABS(['放電 (OFF)'.C9]))" calcext:base-cell-address="'放電 (OFF)'.D9"/>
            <calcext:condition calcext:apply-style-name="Exceeded" calcext:value="formula-is(ABS(['放電 (OFF)'.D9]) &gt; ABS(['放電 (OFF)'.C9]))" calcext:base-cell-address="'放電 (OFF)'.D9"/>
          </calcext:conditional-format>
          <calcext:conditional-format calcext:target-range-address="'放電 (OFF)'.D18:'放電 (OFF)'.D18">
            <calcext:condition calcext:apply-style-name="Safe" calcext:value="formula-is(ABS(['放電 (OFF)'.D18])&lt;=ABS(['放電 (OFF)'.C18]))" calcext:base-cell-address="'放電 (OFF)'.D18"/>
            <calcext:condition calcext:apply-style-name="Exceeded" calcext:value="formula-is(ABS(['放電 (OFF)'.D18]) &gt; ABS(['放電 (OFF)'.C18]))" calcext:base-cell-address="'放電 (OFF)'.D18"/>
          </calcext:conditional-format>
          <calcext:conditional-format calcext:target-range-address="'放電 (OFF)'.D13:'放電 (OFF)'.D13">
            <calcext:condition calcext:apply-style-name="Safe" calcext:value="formula-is(ABS(['放電 (OFF)'.D13])&lt;=ABS(['放電 (OFF)'.C13]))" calcext:base-cell-address="'放電 (OFF)'.D13"/>
            <calcext:condition calcext:apply-style-name="Exceeded" calcext:value="formula-is(ABS(['放電 (OFF)'.D13]) &gt; ABS(['放電 (OFF)'.C13]))" calcext:base-cell-address="'放電 (OFF)'.D13"/>
          </calcext:conditional-format>
          <calcext:conditional-format calcext:target-range-address="'放電 (OFF)'.D14:'放電 (OFF)'.D14">
            <calcext:condition calcext:apply-style-name="Safe" calcext:value="formula-is(ABS(['放電 (OFF)'.D14])&lt;=ABS(['放電 (OFF)'.C14]))" calcext:base-cell-address="'放電 (OFF)'.D14"/>
            <calcext:condition calcext:apply-style-name="Exceeded" calcext:value="formula-is(ABS(['放電 (OFF)'.D14]) &gt; ABS(['放電 (OFF)'.C14]))" calcext:base-cell-address="'放電 (OFF)'.D14"/>
          </calcext:conditional-format>
          <calcext:conditional-format calcext:target-range-address="'放電 (OFF)'.D22:'放電 (OFF)'.D22">
            <calcext:condition calcext:apply-style-name="Safe" calcext:value="formula-is(ABS(['放電 (OFF)'.D22])&lt;=ABS(['放電 (OFF)'.C22]))" calcext:base-cell-address="'放電 (OFF)'.D22"/>
            <calcext:condition calcext:apply-style-name="Exceeded" calcext:value="formula-is(ABS(['放電 (OFF)'.D22]) &gt; ABS(['放電 (OFF)'.C22]))" calcext:base-cell-address="'放電 (OFF)'.D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adornments="Regular" style:font-pitch="fixed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IPAゴシック" svg:font-family="IPAゴシック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US" style:font-name-asian="DejaVu Sans2" style:language-asian="ja" style:country-asian="JP" style:font-name-complex="DejaVu Sans2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1" loext:min-decimal-places="1" number:min-integer-digits="1"/>
      <number:text>V</number:text>
    </number:number-style>
    <number:number-style style:name="N113">
      <number:number number:decimal-places="2" loext:min-decimal-places="2" number:min-integer-digits="1"/>
      <number:text>V</number:text>
    </number:number-style>
    <number:number-style style:name="N114">
      <number:number number:decimal-places="0" loext:min-decimal-places="0" number:min-integer-digits="1"/>
      <number:text>A</number:text>
    </number:number-style>
    <number:number-style style:name="N115">
      <number:number number:decimal-places="0" loext:min-decimal-places="0" number:min-integer-digits="1"/>
      <number:text>Hz</number:text>
    </number:number-style>
    <number:number-style style:name="N116">
      <number:number number:decimal-places="4" loext:min-decimal-places="4" number:min-integer-digits="1"/>
      <number:text>V</number:text>
    </number:number-style>
    <number:number-style style:name="N117">
      <number:scientific-number number:decimal-places="2" loext:min-decimal-places="2" number:min-integer-digits="1" number:min-exponent-digits="2" loext:exponent-interval="1" loext:forced-exponent-sign="true"/>
      <number:text>s</number:text>
    </number:number-style>
    <number:number-style style:name="N118">
      <number:scientific-number number:decimal-places="2" loext:min-decimal-places="2" number:min-integer-digits="1" number:min-exponent-digits="2" loext:exponent-interval="1" loext:forced-exponent-sign="true"/>
      <number:text>F</number:text>
    </number:number-style>
    <number:number-style style:name="N119">
      <number:number number:decimal-places="0" loext:min-decimal-places="0" number:min-integer-digits="1"/>
      <number:text>"A~</number:text>
    </number:number-style>
    <number:number-style style:name="N120">
      <number:number number:decimal-places="2" loext:min-decimal-places="2" number:min-integer-digits="1"/>
      <number:text>Ω</number:text>
    </number:number-style>
    <number:number-style style:name="N121">
      <number:scientific-number number:decimal-places="2" loext:min-decimal-places="2" number:min-integer-digits="1" number:min-exponent-digits="2" loext:exponent-interval="1" loext:forced-exponent-sign="true"/>
      <number:text>H</number:text>
    </number:number-style>
    <number:number-style style:name="N122">
      <number:number number:decimal-places="0" loext:min-decimal-places="0" number:min-integer-digits="1"/>
      <number:text>V</number:text>
    </number:number-style>
    <number:number-style style:name="N123">
      <number:number number:decimal-places="1" loext:min-decimal-places="1" number:min-integer-digits="1"/>
      <number:text>A</number:text>
    </number:number-style>
    <number:number-style style:name="N124">
      <number:scientific-number number:decimal-places="2" loext:min-decimal-places="2" number:min-integer-digits="1" number:min-exponent-digits="2" loext:exponent-interval="1" loext:forced-exponent-sign="true"/>
      <number:text>A</number:text>
    </number:number-style>
    <number:number-style style:name="N125">
      <number:scientific-number number:decimal-places="2" loext:min-decimal-places="2" number:min-integer-digits="1" number:min-exponent-digits="2" loext:exponent-interval="1" loext:forced-exponent-sign="true"/>
      <number:text>C</number:text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1" loext:min-decimal-places="1" number:min-integer-digits="1" number:grouping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able-cell-properties fo:background-color="transparent" fo:border="none" loext:vertical-justify="auto"/>
      <style:paragraph-properties css3t:text-justify="auto"/>
      <style:text-properties style:font-name="Inconsolata" fo:font-family="Inconsolata" style:font-style-name="Regular" style:font-pitch="fixed" fo:font-weight="normal" style:font-name-asian="IPAゴシック" style:font-family-asian="IPAゴシック" style:font-style-name-asian="Regular" style:font-family-generic-asian="swiss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fo:background-color="#e6e6ff" style:text-align-source="fix" style:repeat-content="false" fo:border="0.06pt solid #6666ff"/>
      <style:paragraph-properties fo:text-align="center"/>
      <style:text-properties fo:color="#3333ff" style:font-name="DejaVu Sans1" fo:font-family="'DejaVu Sans'" style:font-style-name="Bold" style:font-family-generic="swiss" style:font-pitch="variable" fo:font-size="10pt" fo:font-style="normal" fo:font-weight="bold" style:font-weight-asian="bold"/>
    </style:style>
    <style:style style:name="Heading1" style:family="table-cell" style:parent-style-name="Heading">
      <style:table-cell-properties style:rotation-angle="90"/>
    </style:style>
    <style:style style:name="Exceeded" style:family="table-cell" style:parent-style-name="Default">
      <style:table-cell-properties fo:background-color="#ffcccc" fo:border="0.06pt solid #990000"/>
      <style:text-properties fo:color="#990000"/>
    </style:style>
    <style:style style:name="Section" style:family="table-cell" style:parent-style-name="Default">
      <style:table-cell-properties fo:background-color="#ffffcc" style:text-align-source="fix" style:repeat-content="false" fo:border="0.06pt solid #996600" loext:vertical-justify="auto"/>
      <style:paragraph-properties fo:text-align="start" css3t:text-justify="auto"/>
      <style:text-properties fo:color="#cc3300" style:font-name="DejaVu Sans1" fo:font-family="'DejaVu Sans'" style:font-style-name="Bold" style:font-family-generic="swiss" style:font-pitch="variable" fo:font-weight="bold" style:font-weight-asian="bold"/>
    </style:style>
    <style:style style:name="Safe" style:family="table-cell" style:parent-style-name="Default">
      <style:table-cell-properties fo:background-color="#ccffcc" fo:border="0.06pt solid #009900" loext:vertical-justify="auto"/>
      <style:paragraph-properties css3t:text-justify="auto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00/00/00</text:date>, <text:time style:data-style-name="N2" text:time-value="18:53:14.871390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7:11:39</meta:creation-date>
    <meta:editing-duration>PT9H17M17S</meta:editing-duration>
    <meta:editing-cycles>162</meta:editing-cycles>
    <meta:generator>LibreOffice/5.1.4.2$Linux_X86_64 LibreOffice_project/10m0$Build-2</meta:generator>
    <dc:date>2018-10-19T20:14:33.554952924</dc:date>
    <meta:document-statistic meta:table-count="4" meta:cell-count="326" meta:object-count="0"/>
    <meta:template xlink:type="simple" xlink:actuate="onRequest" xlink:title="default" xlink:href="../.config/libreoffice/4/user/template/default.ods" meta:date="2013-10-09T17:11:37"/>
  </office:meta>
</office:document-meta>
</file>